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liasRegistry.allowAliasOverri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liasRegistry.getAlias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AliasRegistry.hasAlias( String name , String alia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AliasRegistry.resolveAliases( StringValueResolver valueResolv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impleAliasRegistry.isAlia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liasRegistry.removeAlias( String alia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AliasRegistry.retrieveAliases( String name , List &lt; String &gt;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AliasRegistry.canonicalNam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AliasRegistry.registerAlias( String name , String alia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impleAliasRegistry.checkForAliasCircle( String name , String alia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